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9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style:snap-to-layout-grid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P16" style:family="paragraph" style:parent-style-name="Standard">
      <style:text-properties fo:font-size="12pt" fo:language="en" fo:country="US" style:font-size-asian="12pt" style:font-size-complex="12pt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 style:parent-style-name="Heading_20_1" style:master-page-name="First_20_Page">
      <style:paragraph-properties style:page-number="auto"/>
      <style:text-properties officeooo:paragraph-rsid="001159bb"/>
    </style:style>
    <style:style style:name="P19" style:family="paragraph">
      <style:paragraph-properties style:writing-mode="lr-tb"/>
    </style:style>
    <style:style style:name="P20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fo:font-size="8pt" style:font-size-asian="8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officeooo:rsid="0007ca56"/>
    </style:style>
    <style:style style:name="T15" style:family="text"/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6652635792288" text:id="ct10665263579228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652635793536" text:id="ct106652635793536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652635792912" text:id="ct106652635792912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8" text:outline-level="1"><text:change text:change-id="ct106652635792288"/>Adopted as a NMRA <text:span text:style-name="T14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3">Adopted</text:span> column in the <text:span text:style-name="T12">Version History</text:span> table below.</text:p>
      <text:h text:style-name="Heading_20_1" text:outline-level="1"><text:change text:change-id="ct106652635793536"/><text:change-start text:change-id="ct106652635792912"/>Version History<text:change-end text:change-id="ct106652635792912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Sep 17, 2010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prepared for Feb-2011 NMRA BoD meeting.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>Jun 11, 2012</text:span></text:span></text:p>
          </table:table-cell>
          <table:table-cell table:style-name="Table2.A2" office:value-type="string">
            <text:p text:style-name="Table_20_Contents">Aug 2, 2012</text:p>
          </table:table-cell>
          <table:table-cell table:style-name="Table2.C2" office:value-type="string">
            <text:p text:style-name="Table_20_Contents">Changes from <text:s/>Feb-2011, Jul-2011 &amp; Feb 2012 NMRA BoD meetings and community feedback. Formatting changes to facilitate adding a cover sheet and date disambiguation.</text:p>
          </table:table-cell>
        </table:table-row>
        <table:table-row>
          <table:table-cell table:style-name="Table2.A2" office:value-type="string">
            <text:p text:style-name="Table_20_Contents">Feb 17, 2015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>Changed title to “Layout Command Control”</text:p>
            <text:p text:style-name="Table_20_Contents">Changed document numbering and file name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3.091in" style:rel-column-width="30438*"/>
    </style:style>
    <style:style style:name="Table1.B" style:family="table-column">
      <style:table-column-properties style:column-width="0.0451in" style:rel-column-width="444*"/>
    </style:style>
    <style:style style:name="Table1.C" style:family="table-column">
      <style:table-column-properties style:column-width="2.1167in" style:rel-column-width="208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MP11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2" style:family="paragraph" style:parent-style-name="Footer">
      <style:paragraph-properties fo:text-align="center" style:justify-single-word="false"/>
    </style:style>
    <style:style style:name="MP13" style:family="paragraph" style:parent-style-name="Footer">
      <style:paragraph-properties style:snap-to-layout-grid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MP14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M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/>
    <style:style style:name="M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20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8T19:26:18.211272018" text:date-adjust="PT1440H00M00S">Apr 19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107202387436624" text:id="ct107202387436624">
            <text:deletion>
              <office:change-info>
                <dc:creator>Bob Jacobsen</dc:creator>
                <dc:date>2010-10-06T22:58:00</dc:date>
              </office:change-info>
              <text:p text:style-name="MP10">N</text:p>
            </text:deletion>
          </text:changed-region>
          <text:changed-region xml:id="ct107202387432464" text:id="ct107202387432464">
            <text:deletion>
              <office:change-info>
                <dc:creator>Alex Shepherd</dc:creator>
                <dc:date>2012-05-28T01:11:00</dc:date>
              </office:change-info>
              <text:p text:style-name="MP13"><text:span text:style-name="Page_20_Number">17/09/10</text:span></text:p>
            </text:deletion>
          </text:changed-region>
          <text:changed-region xml:id="ct107202387416656" text:id="ct107202387416656">
            <text:deletion>
              <office:change-info>
                <dc:creator>Bob Jacobsen</dc:creator>
                <dc:date>2010-10-07T18:01:00</dc:date>
              </office:change-info>
              <text:p text:style-name="MP13"><text:span text:style-name="Page_20_Number"><text:date style:data-style-name="N120" text:date-value="2015-02-18T19:26:18.212514217">2/18/2015</text:date></text:span></text:p>
            </text:deletion>
          </text:changed-region>
          <text:changed-region xml:id="ct107202387407712" text:id="ct107202387407712">
            <text:deletion>
              <office:change-info>
                <dc:creator>Alex Shepherd</dc:creator>
                <dc:date>2012-05-28T01:12:00</dc:date>
              </office:change-info>
              <text:p text:style-name="MP15">Draft </text:p>
            </text:deletion>
          </text:changed-region>
          <text:changed-region xml:id="ct107202391607216" text:id="ct107202391607216">
            <text:deletion>
              <office:change-info>
                <dc:creator>Alex Shepherd</dc:creator>
                <dc:date>2012-05-28T01:11:00</dc:date>
              </office:change-info>
              <text:p text:style-name="MP15">x</text:p>
            </text:deletion>
          </text:changed-region>
          <text:changed-region xml:id="ct107202391603056" text:id="ct107202391603056">
            <text:insertion>
              <office:change-info>
                <dc:creator>Alex Shepherd</dc:creator>
                <dc:date>2012-05-28T01:11:00</dc:date>
              </office:change-info>
            </text:insertion>
          </text:changed-region>
        </text:tracked-changes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</text:span><text:change text:change-id="ct107202387436624"/><text:span text:style-name="MT6">ontrol</text:span><text:span text:style-name="MT7">®</text:span><text:span text:style-name="MT6"> (LCC)</text:span><text:span text:style-name="MT8"> </text:span></text:p>
              <text:p text:style-name="MP11">CAN Physical Lay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2"><text:change text:change-id="ct107202387432464"/><text:change text:change-id="ct107202387416656"/><text:span text:style-name="Page_20_Number"><text:span text:style-name="MT10">Feb 17, 2015</text:span></text:span></text:p>
            </table:table-cell>
            <table:table-cell table:style-name="Table1.C1" office:value-type="string">
              <text:p text:style-name="MP14"><text:change text:change-id="ct107202387407712"/><text:span text:style-name="MT11">9.</text:span><text:change text:change-id="ct107202391607216"/><text:change-start text:change-id="ct107202391603056"/><text:span text:style-name="MT11">7</text:span><text:change-end text:change-id="ct107202391603056"/><text:span text:style-name="MT11">.1.1-TN</text:span></text:p>
            </table:table-cell>
          </table:table-row>
        </table:table>
        <text:p text:style-name="Header"/>
      </style:header>
      <style:footer>
        <text:p text:style-name="MP16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9</meta:editing-cycles>
    <meta:editing-duration>PT19H33M14S</meta:editing-duration>
    <meta:generator>LibreOffice/4.4.0.3$MacOSX_X86_64 LibreOffice_project/de093506bcdc5fafd9023ee680b8c60e3e0645d7</meta:generator>
    <dc:date>2015-02-18T19:26:18.117697000</dc:date>
    <meta:printed-by>Bob Jacobsen</meta:printed-by>
    <meta:print-date>2010-09-15T08:46:04</meta:print-date>
    <meta:document-statistic meta:table-count="2" meta:image-count="0" meta:object-count="0" meta:page-count="1" meta:paragraph-count="20" meta:word-count="129" meta:character-count="784" meta:non-whitespace-character-count="668"/>
  </office:meta>
</office:document-meta>
</file>